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sohne" svg:font-family="sohne, 'Helvetica Neue'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variant="normal" fo:text-transform="none" fo:color="#292929" style:font-name="sohne" fo:font-size="34.5pt" fo:font-style="normal" fo:font-weight="normal" style:font-weight-asian="normal" style:font-weight-complex="normal"/>
    </style:style>
    <style:style style:name="P3" style:family="paragraph" style:parent-style-name="Heading_20_1">
      <style:paragraph-properties fo:text-align="center" style:justify-single-word="false"/>
      <style:text-properties fo:font-variant="normal" fo:text-transform="none" fo:color="#292929" style:font-name="sohne" fo:font-size="34.5pt" fo:font-style="normal" fo:font-weight="bold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fo:color="#292929" style:font-name="sohne" fo:font-size="34.5pt" fo:font-style="normal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 text:name="c12e"/>Software Requirements Specifications for the </text:h>
      <text:p text:style-name="P4">VCELL_EMULATOR</text:p>
      <text:p text:style-name="P2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sohne" svg:font-family="sohne, 'Helvetica Neue'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43M9S</meta:editing-duration>
    <meta:editing-cycles>8</meta:editing-cycles>
    <meta:generator>OpenOffice/4.1.6$Win32 OpenOffice.org_project/416m1$Build-9790</meta:generator>
    <dc:date>2022-06-02T22:16:21.03</dc:date>
    <meta:document-statistic meta:table-count="0" meta:image-count="0" meta:object-count="0" meta:page-count="2" meta:paragraph-count="5" meta:word-count="6" meta:character-count="62"/>
    <meta:user-defined meta:name="Info 1"/>
    <meta:user-defined meta:name="Info 2"/>
    <meta:user-defined meta:name="Info 3"/>
    <meta:user-defined meta:name="Info 4"/>
  </office:meta>
</office:document-meta>
</file>